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153in" fo:margin-left="-0.0153in" table:align="left"/>
    </style:style>
    <style:style style:name="Table1.A" style:family="table-column">
      <style:table-column-properties style:column-width="2.1875in"/>
    </style:style>
    <style:style style:name="Table1.B" style:family="table-column">
      <style:table-column-properties style:column-width="2.1688in"/>
    </style:style>
    <style:style style:name="Table1.C" style:family="table-column">
      <style:table-column-properties style:column-width="2.15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153in" fo:margin-left="-0.0153in" table:align="left"/>
    </style:style>
    <style:style style:name="Table2.A" style:family="table-column">
      <style:table-column-properties style:column-width="2.1875in"/>
    </style:style>
    <style:style style:name="Table2.B" style:family="table-column">
      <style:table-column-properties style:column-width="2.1688in"/>
    </style:style>
    <style:style style:name="Table2.C" style:family="table-column">
      <style:table-column-properties style:column-width="2.15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153in" fo:margin-left="-0.0153in" table:align="left"/>
    </style:style>
    <style:style style:name="Table3.A" style:family="table-column">
      <style:table-column-properties style:column-width="2.1875in"/>
    </style:style>
    <style:style style:name="Table3.B" style:family="table-column">
      <style:table-column-properties style:column-width="2.1688in"/>
    </style:style>
    <style:style style:name="Table3.C" style:family="table-column">
      <style:table-column-properties style:column-width="2.159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153in" fo:margin-left="-0.0153in" table:align="left"/>
    </style:style>
    <style:style style:name="Table4.A" style:family="table-column">
      <style:table-column-properties style:column-width="2.1875in"/>
    </style:style>
    <style:style style:name="Table4.B" style:family="table-column">
      <style:table-column-properties style:column-width="2.1688in"/>
    </style:style>
    <style:style style:name="Table4.C" style:family="table-column">
      <style:table-column-properties style:column-width="2.15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fo:font-size="15pt" fo:font-weight="bold" style:font-size-asian="15pt" style:font-weight-asian="bold" style:font-size-complex="15pt" style:font-weight-complex="bold"/>
    </style:style>
    <style:style style:name="P4" style:family="paragraph" style:parent-style-name="Standard" style:master-page-name="Page_20_Style_20_1">
      <style:paragraph-properties style:page-number="auto"/>
      <style:text-properties style:font-name="Times new roman"/>
    </style:style>
    <style:style style:name="P5" style:family="paragraph" style:parent-style-name="Standard" style:list-style-name="L1">
      <style:text-properties style:font-name="Times new roman"/>
    </style:style>
    <style:style style:name="P6" style:family="paragraph" style:parent-style-name="Standard" style:list-style-name="L2">
      <style:text-properties style:font-name="Times new roman"/>
    </style:style>
    <style:style style:name="P7" style:family="paragraph" style:parent-style-name="Standard" style:list-style-name="L3">
      <style:text-properties style:font-name="Times new roman"/>
    </style:style>
    <style:style style:name="P8" style:family="paragraph" style:parent-style-name="Standard" style:list-style-name="L5">
      <style:text-properties style:font-name="Times new roman"/>
    </style:style>
    <style:style style:name="P9" style:family="paragraph" style:parent-style-name="Standard" style:list-style-name="L4"/>
    <style:style style:name="T1" style:family="text">
      <style:text-properties style:font-name="Times new roma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Introduction</text:p>
      <text:p text:style-name="P1">In computer science, the time complexity of an algorithm quantifies the amount of time taken by an algorithm to run as a function of the length of the string representing the input.</text:p>
      <text:p text:style-name="P1">2. Big O notation</text:p>
      <text:p text:style-name="P1">The time complexity of an algorithm is commonly expressed using big O notation, which excludes coefficients and lower order terms. When expressed this way, the time complexity is said to be described asymptotically, i.e., as the input size goes to infinity. </text:p>
      <text:p text:style-name="P1">For example, if the time required by an algorithm on all inputs of size n is at most 5n^3 + 3n, the asymptotic time complexity is O(n^3). More on that later.</text:p>
      <text:p text:style-name="P1">Few more Examples:</text:p>
      <text:list xml:id="list20721533071" text:style-name="L1">
        <text:list-item>
          <text:p text:style-name="P5">1 = O(n) </text:p>
        </text:list-item>
        <text:list-item>
          <text:p text:style-name="P5">n = O(n2) </text:p>
        </text:list-item>
        <text:list-item>
          <text:p text:style-name="P5">log(n) = O(n) </text:p>
        </text:list-item>
        <text:list-item>
          <text:p text:style-name="P5">2 n + 1 = O(n) </text:p>
        </text:list-item>
      </text:list>
      <text:p text:style-name="P1">3. O(1) Constant Time:</text:p>
      <text:p text:style-name="P1">An algorithm is said to run in constant time if it requires the same amount of time regardless of the input size. </text:p>
      <text:p text:style-name="P1">Examples:</text:p>
      <text:list xml:id="list990200255" text:style-name="L2">
        <text:list-item>
          <text:p text:style-name="P6">array: accessing any element </text:p>
        </text:list-item>
        <text:list-item>
          <text:p text:style-name="P6">fixed-size stack: push and pop methods </text:p>
        </text:list-item>
        <text:list-item>
          <text:p text:style-name="P6">fixed-size queue: enqueue and dequeue methods </text:p>
        </text:list-item>
      </text:list>
      <text:p text:style-name="P1">4. O(n) Linear Time</text:p>
      <text:p text:style-name="P1">An algorithm is said to run in linear time if its time execution is directly proportional to the input size, i.e. time grows linearly as input size increases.</text:p>
      <text:p text:style-name="P1">Consider the following examples, below I am linearly searching for an element, this has a time complexity of O(n).</text:p>
      <text:p text:style-name="Standard"><text:span text:style-name="Source_20_Text"><text:span text:style-name="T1">int find = 66;</text:span></text:span></text:p>
      <text:p text:style-name="Standard"><text:span text:style-name="Source_20_Text"><text:span text:style-name="T1">var numbers = new int[] { 33, 435, 36, 37, 43, 45, 66, 656, 2232 };</text:span></text:span></text:p>
      <text:p text:style-name="Standard"><text:span text:style-name="Source_20_Text"><text:span text:style-name="T1">for (int i = 0; i &lt; numbers.Length - 1; i++)</text:span></text:span></text:p>
      <text:p text:style-name="Standard"><text:span text:style-name="Source_20_Text"><text:span text:style-name="T1">{</text:span></text:span></text:p>
      <text:p text:style-name="Standard"><text:span text:style-name="Source_20_Text"><text:span text:style-name="T1"><text:s text:c="4"/>if(find == numbers[i])</text:span></text:span></text:p>
      <text:p text:style-name="Standard"><text:span text:style-name="Source_20_Text"><text:span text:style-name="T1"><text:s text:c="4"/>{</text:span></text:span></text:p>
      <text:p text:style-name="Standard"><text:span text:style-name="Source_20_Text"><text:span text:style-name="T1"><text:s text:c="8"/>return;</text:span></text:span></text:p>
      <text:p text:style-name="Standard"><text:span text:style-name="Source_20_Text"><text:span text:style-name="T1"><text:s text:c="4"/>}</text:span></text:span></text:p>
      <text:p text:style-name="Standard"><text:span text:style-name="Source_20_Text"><text:span text:style-name="T1">}</text:span></text:span></text:p>
      <text:p text:style-name="P1">More Examples:</text:p>
      <text:list xml:id="list93851396" text:style-name="L3">
        <text:list-item>
          <text:p text:style-name="P7">Array: Linear Search, Traversing, Find minimum etc </text:p>
        </text:list-item>
        <text:list-item>
          <text:p text:style-name="P7">ArrayList: contains method </text:p>
        </text:list-item>
        <text:list-item>
          <text:p text:style-name="P7">Queue: contains method </text:p>
        </text:list-item>
      </text:list>
      <text:p text:style-name="P1">5. O(log n) Logarithmic Time:</text:p>
      <text:p text:style-name="P1">An algorithm is said to run in logarithmic time if its time execution is proportional to the logarithm of the input size.Algorithm that has running time O(log n) is slight faster than O(n). Commonly, algorithm divides the problem into sub problems with the same size. Example: binary search algorithm, binary conversion algorithm.</text:p>
      <text:p text:style-name="P1">6. O(n2) Quadratic Time</text:p>
      <text:p text:style-name="P1">An algorithm is said to run in quadratic time if its time execution is proportional to the square of <text:soft-page-break/>the input size. </text:p>
      <text:p text:style-name="P1">Examples:</text:p>
      <text:list xml:id="list839486019" text:style-name="L4">
        <text:list-item>
          <text:p text:style-name="P9"><text:a xlink:type="simple" xlink:href="http://en.wikipedia.org/wiki/Bubble_sort"><text:span text:style-name="T1">Bubble Sort</text:span></text:a><text:span text:style-name="T1"> </text:span></text:p>
        </text:list-item>
        <text:list-item>
          <text:p text:style-name="P9"><text:a xlink:type="simple" xlink:href="http://en.wikipedia.org/wiki/Selection_sort"><text:span text:style-name="T1">Selection Sort</text:span></text:a><text:span text:style-name="T1"> </text:span></text:p>
        </text:list-item>
        <text:list-item>
          <text:p text:style-name="P9"><text:a xlink:type="simple" xlink:href="http://en.wikipedia.org/wiki/Insertion_Sort"><text:span text:style-name="T1">Insertion Sort</text:span></text:a><text:span text:style-name="T1"> </text:span></text:p>
        </text:list-item>
      </text:list>
      <text:p text:style-name="Standard"><text:span text:style-name="Strong_20_Emphasis"><text:span text:style-name="T1">O(2n) – Exponential Time</text:span></text:span><text:span text:style-name="T1"><text:line-break/>It is very slow as input get larger, if n = 1000.000, T(n) would be 21000.000. Brute Force algorithm has this running time.<text:line-break/></text:span><text:span text:style-name="Strong_20_Emphasis"><text:span text:style-name="T1"><text:line-break/>O(n!) – Factorial Time</text:span></text:span><text:span text:style-name="T1"><text:line-break/>THE SLOWEST !!! Example : Travel Salesman Problem (TSP)</text:span></text:p>
      <text:p text:style-name="P1"/>
      <text:p text:style-name="P1">Space Complexity of an algorithm is total space taken by the algorithm with respect to the input size. </text:p>
      <text:p text:style-name="P1"/>
      <text:p text:style-name="P2">Few simplest ways to calculate complexities:</text:p>
      <text:p text:style-name="P1">Assume you have an array with N elements:</text:p>
      <text:p text:style-name="P2">Seeing Time complexity:</text:p>
      <text:p text:style-name="P1">#1 if you just 1 for loop, then it is O(N) time complexity, this is because we are looking at each of the N elements.</text:p>
      <text:p text:style-name="P1">#2 if you 1 for loop, inside another for loop, then it is O(N squared) time complexity.</text:p>
      <text:p text:style-name="P1">#3 if you 1 for loop, inside another for loop, which is inside yet another for loop, then it is O(N cubed) time complexity.</text:p>
      <text:p text:style-name="P1">#4 if you are using something like binary search or binary tree, then time complexity is O(log N), this is because you are cutting your domain by half each time, so it is log N base 2.</text:p>
      <text:p text:style-name="P1">#5 if you have a for loop which loops all N elements, and, inside it is another for loop but only loops till K elements each time, then time complexity is O(K*N)</text:p>
      <text:p text:style-name="P2">Seeing Space complexity:</text:p>
      <text:p text:style-name="P1">#1. If you just use the array of N elements you have, without using more space, then space complexity is either O (1) or O (log N)</text:p>
      <text:p text:style-name="P1">#2. If you use a Copy of the array of N elements, i.e. using more space, then space complexity is O (N)</text:p>
      <text:p text:style-name="P1"/>
      <text:p text:style-name="P1"/>
      <text:p text:style-name="P1">Find the sum of digits</text:p>
      <text:p text:style-name="P1">Add remainders after each division.</text:p>
      <text:p text:style-name="P1"/>
      <text:p text:style-name="P1">public static int findSumOfDigitsOfNum(int num) {</text:p>
      <text:p text:style-name="P1"><text:s text:c="3"/>int rem = 0;</text:p>
      <text:p text:style-name="P1"><text:s text:c="3"/>int sum = 0;</text:p>
      <text:p text:style-name="P1"><text:s text:c="3"/>while (num &gt; 0) {</text:p>
      <text:p text:style-name="P1"><text:s text:c="5"/>rem = num % 10;</text:p>
      <text:p text:style-name="P1"><text:s text:c="5"/>num = num / 10;</text:p>
      <text:p text:style-name="P1"><text:s text:c="5"/>sum = sum + rem;</text:p>
      <text:p text:style-name="P1"><text:s text:c="3"/>}</text:p>
      <text:p text:style-name="P1"><text:s text:c="3"/>return sum;</text:p>
      <text:p text:style-name="P1"><text:soft-page-break/><text:s/>}</text:p>
      <text:p text:style-name="P1"/>
      <text:p text:style-name="P1"/>
      <text:p text:style-name="P1">Reverse String without using third variable</text:p>
      <text:p text:style-name="P1">Iterate through half of elements till end and swap . </text:p>
      <text:p text:style-name="P1"/>
      <text:p text:style-name="P1">private static String reverseString(String str) {</text:p>
      <text:p text:style-name="P1"><text:s text:c="3"/>char[] array = str.toCharArray();</text:p>
      <text:p text:style-name="P1"><text:s text:c="3"/>for (int i = 0; i &lt; array.length / 2; i++) {</text:p>
      <text:p text:style-name="P1"><text:s text:c="5"/>char temp = array[i];</text:p>
      <text:p text:style-name="P1"><text:s text:c="5"/>array[i] = array[array.length - i - 1];</text:p>
      <text:p text:style-name="P1"><text:s text:c="5"/>array[array.length - i - 1] = temp;</text:p>
      <text:p text:style-name="P1"><text:s text:c="3"/>}</text:p>
      <text:p text:style-name="P1"><text:s text:c="3"/>return new String(array);</text:p>
      <text:p text:style-name="P1">}</text:p>
      <text:p text:style-name="P1"/>
      <text:p text:style-name="P1">Find all prime numbers till N.</text:p>
      <text:p text:style-name="P1">Iterate till N . find all numbers which are divisible by it's previous numbers starting <text:s/>from 2.</text:p>
      <text:p text:style-name="P1"/>
      <text:p text:style-name="P1">public static ArrayList&lt;Integer&gt; getAllPrimeNumbers(int number) {</text:p>
      <text:p text:style-name="P1"><text:tab/>ArrayList&lt;Integer&gt; primeNumbers = new ArrayList&lt;&gt;();</text:p>
      <text:p text:style-name="P1"><text:tab/>boolean isPrime = true;</text:p>
      <text:p text:style-name="P1"><text:tab/>for (int i = 1; i &lt;= number; i++) {</text:p>
      <text:p text:style-name="P1"><text:tab/> <text:s text:c="3"/>for (int j = 2; j &lt; i; j++) {</text:p>
      <text:p text:style-name="P1"><text:tab/><text:tab/>if (i % j == 0) {</text:p>
      <text:p text:style-name="P1"><text:tab/><text:tab/> <text:s text:c="3"/>isPrime = false;</text:p>
      <text:p text:style-name="P1"><text:tab/><text:tab/> <text:s text:c="3"/>break;</text:p>
      <text:p text:style-name="P1"><text:tab/><text:tab/>}else{</text:p>
      <text:p text:style-name="P1"><text:tab/><text:tab/> <text:s text:c="3"/>isPrime = true;</text:p>
      <text:p text:style-name="P1"><text:tab/><text:tab/>}</text:p>
      <text:p text:style-name="P1"><text:tab/> <text:s text:c="3"/>}</text:p>
      <text:p text:style-name="P1"><text:tab/> <text:s text:c="3"/>if (isPrime) {</text:p>
      <text:p text:style-name="P1"><text:tab/><text:tab/>primeNumbers.add(i);</text:p>
      <text:p text:style-name="P1"><text:tab/> <text:s text:c="3"/>}</text:p>
      <text:p text:style-name="P1"><text:tab/>}</text:p>
      <text:p text:style-name="P1"><text:tab/>return primeNumbers;</text:p>
      <text:p text:style-name="P1"><text:s text:c="3"/>}</text:p>
      <text:p text:style-name="P1"/>
      <text:p text:style-name="P3">Convert string to integer.</text:p>
      <text:p text:style-name="P1">Iterate through each character, fetch it's integer value using <text:s text:c="3"/>ch-'0' <text:s/>and make sum of all integer values.</text:p>
      <text:p text:style-name="P1"/>
      <text:p text:style-name="P1">private static void stringToInt(String str) {</text:p>
      <text:p text:style-name="P1"><text:s text:c="3"/>char[] array = str.toCharArray();</text:p>
      <text:p text:style-name="P1"><text:s text:c="3"/>int num = 0;</text:p>
      <text:p text:style-name="P1"><text:s text:c="3"/>for (char ch : array) {</text:p>
      <text:p text:style-name="P1"><text:soft-page-break/><text:s text:c="5"/>num = ch - '0';</text:p>
      <text:p text:style-name="P1"><text:s text:c="5"/>num += num * 10;</text:p>
      <text:p text:style-name="P1"><text:s text:c="3"/>}</text:p>
      <text:p text:style-name="P1"><text:s text:c="3"/>System.out.print(num);</text:p>
      <text:p text:style-name="P1"><text:s/>}</text:p>
      <text:p text:style-name="P1"/>
      <text:p text:style-name="P1"/>
      <text:p text:style-name="P3">Find a number using <text:s/>Linear Search </text:p>
      <text:p text:style-name="P1">public static boolean contains(int[] a, int b) {</text:p>
      <text:p text:style-name="P1"><text:tab/>for (int i : a) {</text:p>
      <text:p text:style-name="P1"><text:tab/> <text:s text:c="3"/>if (i == b) {</text:p>
      <text:p text:style-name="P1"><text:tab/><text:tab/>return true;</text:p>
      <text:p text:style-name="P1"><text:tab/> <text:s text:c="3"/>}</text:p>
      <text:p text:style-name="P1"><text:tab/>}</text:p>
      <text:p text:style-name="P1"><text:tab/>return false;</text:p>
      <text:p text:style-name="P1"><text:s/>}</text:p>
      <text:p text:style-name="P1"/>
      <text:p text:style-name="P1">TimeComplexity:O(n) OR BigO(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Best</text:p>
          </table:table-cell>
          <table:table-cell table:style-name="Table1.A1" office:value-type="string">
            <text:p text:style-name="P1">Average </text:p>
          </table:table-cell>
          <table:table-cell table:style-name="Table1.C1" office:value-type="string">
            <text:p text:style-name="P1">Worst</text:p>
          </table:table-cell>
        </table:table-row>
        <table:table-row>
          <table:table-cell table:style-name="Table1.A2" office:value-type="string">
            <text:p text:style-name="P1">Omega(1)</text:p>
          </table:table-cell>
          <table:table-cell table:style-name="Table1.A2" office:value-type="string">
            <text:p text:style-name="P1">Theta(n)</text:p>
          </table:table-cell>
          <table:table-cell table:style-name="Table1.C2" office:value-type="string">
            <text:p text:style-name="P1">BigO(n)</text:p>
          </table:table-cell>
        </table:table-row>
      </table:table>
      <text:p text:style-name="P1"/>
      <text:p text:style-name="P1">Space Complexity:O(n)</text:p>
      <text:p text:style-name="P1"/>
      <text:p text:style-name="P1"/>
      <text:p text:style-name="P3">Find a number using Binary Search.</text:p>
      <text:p text:style-name="P1">Binary search requires that the collection is already sorted. For example by Quicksort or Mergesort. Binary search checks the element in the middle of the collection. If the search element smaller or greater then the found element then a sub-array is defined which is then search again. If the searched element is smaller then the found element then the sub-array is from the start of the array until the found element. If the searched element is larger then the found element then the sub-array is from the found element until the end of the array. Once the searched element is found or the collection is empty then the search is over. </text:p>
      <text:p text:style-name="P1"/>
      <text:p text:style-name="P1"><text:s text:c="2"/>public static int binarySearch(int[] array, int num) {</text:p>
      <text:p text:style-name="P1"><text:tab/>int low = 0;</text:p>
      <text:p text:style-name="P1"><text:tab/>int high = array.length - 1;</text:p>
      <text:p text:style-name="P1"><text:tab/>while (low &lt;= high) {</text:p>
      <text:p text:style-name="P1"><text:tab/> <text:s text:c="3"/>int mid = low + (high - low) / 2;</text:p>
      <text:p text:style-name="P1"><text:tab/> <text:s text:c="3"/>int midElement = array[mid];</text:p>
      <text:p text:style-name="P1"><text:tab/> <text:s text:c="3"/>if (num == midElement) {</text:p>
      <text:p text:style-name="P1"><text:tab/><text:tab/>return mid;</text:p>
      <text:p text:style-name="P1"><text:tab/> <text:s text:c="3"/>} else if (num &lt; midElement) {</text:p>
      <text:p text:style-name="P1"><text:tab/><text:tab/>high = mid - 1;</text:p>
      <text:p text:style-name="P1"><text:tab/> <text:s text:c="3"/>} else {</text:p>
      <text:p text:style-name="P1"><text:soft-page-break/><text:tab/><text:tab/>low = mid + 1;</text:p>
      <text:p text:style-name="P1"><text:tab/> <text:s text:c="3"/>}</text:p>
      <text:p text:style-name="P1"><text:tab/>}</text:p>
      <text:p text:style-name="P1"><text:tab/>return -1;</text:p>
      <text:p text:style-name="P1"><text:s text:c="3"/>}</text:p>
      <text:p text:style-name="P1"/>
      <text:p text:style-name="P1"/>
      <text:p text:style-name="P1"><text:s text:c="3"/>public static int binarySearchWithRecursion(int[] array, int num, int low,</text:p>
      <text:p text:style-name="P1"><text:tab/> <text:s text:c="3"/>int high) {</text:p>
      <text:p text:style-name="P1"><text:tab/>int mid = low + (high - low) / 2;</text:p>
      <text:p text:style-name="P1"><text:tab/>int midElement = array[mid];</text:p>
      <text:p text:style-name="P1"><text:tab/>if (num == midElement) {</text:p>
      <text:p text:style-name="P1"><text:tab/> <text:s text:c="3"/>return mid;</text:p>
      <text:p text:style-name="P1"><text:tab/>} else if (num &lt; midElement) {</text:p>
      <text:p text:style-name="P1"><text:tab/> <text:s text:c="3"/>mid = binarySearchWithRecursion(array, num, low, mid - 1);</text:p>
      <text:p text:style-name="P1"><text:tab/>} else {</text:p>
      <text:p text:style-name="P1"><text:tab/> <text:s text:c="3"/>mid = binarySearchWithRecursion(array, num, mid + 1, high);</text:p>
      <text:p text:style-name="P1"><text:tab/>}</text:p>
      <text:p text:style-name="P1"><text:tab/>return mid;</text:p>
      <text:p text:style-name="P1"><text:s text:c="3"/>}</text:p>
      <text:p text:style-name="P1"/>
      <text:p text:style-name="P1">TimeComplexity:O(n) OR BigO(n)</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Best</text:p>
          </table:table-cell>
          <table:table-cell table:style-name="Table2.A1" office:value-type="string">
            <text:p text:style-name="P1">Average </text:p>
          </table:table-cell>
          <table:table-cell table:style-name="Table2.C1" office:value-type="string">
            <text:p text:style-name="P1">Worst</text:p>
          </table:table-cell>
        </table:table-row>
        <table:table-row>
          <table:table-cell table:style-name="Table2.A2" office:value-type="string">
            <text:p text:style-name="P1">Omega(1)</text:p>
          </table:table-cell>
          <table:table-cell table:style-name="Table2.A2" office:value-type="string">
            <text:p text:style-name="P1">Theta(logn)</text:p>
          </table:table-cell>
          <table:table-cell table:style-name="Table2.C2" office:value-type="string">
            <text:p text:style-name="P1">BigO(logn)</text:p>
          </table:table-cell>
        </table:table-row>
      </table:table>
      <text:p text:style-name="P1"/>
      <text:p text:style-name="P1">Worst case Space Complexity:O(logn)</text:p>
      <text:p text:style-name="P1"/>
      <text:p text:style-name="P3">Bubble Sort</text:p>
      <text:p text:style-name="Standard"><text:span text:style-name="T1">Bubble sort is a simple and well-known sorting algorithm. It is used in practice once in a blue moon and its main application is to make an introduction to the sorting algorithms. Bubble sort belongs to O(n2) sorting algorithms, which makes it quite inefficient for sorting large data volumes. Bubble sort is </text:span><text:span text:style-name="Strong_20_Emphasis"><text:span text:style-name="T1">stable </text:span></text:span><text:span text:style-name="T1">and </text:span><text:span text:style-name="Strong_20_Emphasis"><text:span text:style-name="T1">adaptive</text:span></text:span><text:span text:style-name="T1">.</text:span></text:p>
      <text:p text:style-name="P1">Algorithm</text:p>
      <text:list xml:id="list815889082" text:style-name="L5">
        <text:list-item>
          <text:p text:style-name="P8">Compare each pair of adjacent elements from the beginning of an array and, if they are in reversed order, swap them.</text:p>
        </text:list-item>
        <text:list-item>
          <text:p text:style-name="P8">If at least one swap has been done, repeat step 1.</text:p>
        </text:list-item>
      </text:list>
      <text:p text:style-name="P1">You can imagine that on every step big bubbles float to the surface and stay there. At the step, when no bubble moves, sorting stops. Let us see an example of sorting an array to make the idea of bubble sort clearer.</text:p>
      <text:p text:style-name="Standard"><text:span text:style-name="Emphasis"><text:span text:style-name="T1">Example. </text:span></text:span><text:span text:style-name="T1">Sort {5, 1, 12, -5, 16} using bubble sort.</text:span></text:p>
      <text:p text:style-name="P1"><text:soft-page-break/><draw:frame draw:style-name="fr1" draw:name="graphics1" text:anchor-type="as-char" svg:width="5.8165in" svg:height="6.0071in" draw:z-index="0"><draw:image xlink:href="http://www.algolist.net/img/sorts/bubble-sort-1.png" xlink:type="simple" xlink:show="embed" xlink:actuate="onLoad"/><svg:title>Bubble sort example</svg:title></draw:frame></text:p>
      <text:p text:style-name="P1"/>
      <text:p text:style-name="P2"><text:bookmark text:name="complexity_analysis"/>Complexity analysis</text:p>
      <text:p text:style-name="P1">Average and worst case complexity of bubble sort is O(n2). Also, it makes O(n2) swaps in the worst case. Bubble sort is adaptive. It means that for almost sorted array it gives O(n) estimation. Avoid implementations, which don't check if the array is already sorted on every step (any swaps made). This check is necessary, in order to preserve adaptive property.</text:p>
      <text:p text:style-name="P1">Turtles and rabbits</text:p>
      <text:p text:style-name="P1">One more problem of bubble sort is that its running time badly depends on the initial order of the elements. Big elements (rabbits) go up fast, while small ones (turtles) go down very slow. This problem is solved in theCocktail sort.</text:p>
      <text:p text:style-name="Standard"><text:span text:style-name="Strong_20_Emphasis"><text:span text:style-name="T1">Turtle example. </text:span></text:span><text:span text:style-name="T1">Thought, array {2, 3, 4, 5, 1} is almost sorted, it takes O(n2) iterations to sort an array. Element {1} is a turtle.</text:span></text:p>
      <text:p text:style-name="P1"><text:soft-page-break/><draw:frame draw:style-name="fr2" draw:name="graphics2" text:anchor-type="as-char" svg:y="-8.1in" svg:width="6.3in" svg:height="4.7016in" draw:z-index="2"><draw:image xlink:href="http://www.algolist.net/img/sorts/bubble-sort-2.png" xlink:type="simple" xlink:show="embed" xlink:actuate="onLoad"/><svg:title>Turtle example</svg:title></draw:frame></text:p>
      <text:p text:style-name="Standard"><text:span text:style-name="Strong_20_Emphasis"><text:span text:style-name="T1">Rabbit example. </text:span></text:span><text:span text:style-name="T1">Array {6, 1, 2, 3, 4, 5} is almost sorted too, but it takes O(n) iterations to sort it. Element {6} is a rabbit. This example demonstrates adaptive property of the bubble sort.</text:span></text:p>
      <text:p text:style-name="P1"><text:soft-page-break/><draw:frame draw:style-name="fr1" draw:name="graphics3" text:anchor-type="as-char" svg:width="5.0937in" svg:height="6.302in" draw:z-index="1"><draw:image xlink:href="http://www.algolist.net/img/sorts/bubble-sort-3.png" xlink:type="simple" xlink:show="embed" xlink:actuate="onLoad"/><svg:title>Rabbit example</svg:title></draw:frame></text:p>
      <text:p text:style-name="P1"/>
      <text:p text:style-name="P2">Code snippets</text:p>
      <text:p text:style-name="P1">There are several ways to implement the bubble sort. Notice, that "swaps" check is absolutely necessary, in order to preserve adaptive property.</text:p>
      <text:p text:style-name="P1"/>
      <text:p text:style-name="P1">public static void bubbleSort(int[] array) {</text:p>
      <text:p text:style-name="P1"><text:s text:c="3"/>for (int i = 0; i &lt; array.length - 1; i++) {</text:p>
      <text:p text:style-name="P1"><text:s text:c="5"/>for (int j = 0; j &lt; array.length - i - 1; j++) {</text:p>
      <text:p text:style-name="P1"><text:s text:c="8"/>if (array[j + 1] &lt; array[j]) {</text:p>
      <text:p text:style-name="P1"><text:s text:c="9"/>int temp = array[j];</text:p>
      <text:p text:style-name="P1"><text:s text:c="9"/>array[j] = array[j + 1];</text:p>
      <text:p text:style-name="P1"><text:s text:c="9"/>array[j + 1] = temp;</text:p>
      <text:p text:style-name="P1"><text:s text:c="7"/>}</text:p>
      <text:p text:style-name="P1"><text:s text:c="5"/>}</text:p>
      <text:p text:style-name="P1"><text:soft-page-break/><text:s text:c="3"/>}</text:p>
      <text:p text:style-name="P1"><text:s/>}</text:p>
      <text:p text:style-name="P1"/>
      <text:p text:style-name="P1"/>
      <text:p text:style-name="P1">TimeComplexity:O(n) OR BigO(n)</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Best</text:p>
          </table:table-cell>
          <table:table-cell table:style-name="Table3.A1" office:value-type="string">
            <text:p text:style-name="P1">Average </text:p>
          </table:table-cell>
          <table:table-cell table:style-name="Table3.C1" office:value-type="string">
            <text:p text:style-name="P1">Worst</text:p>
          </table:table-cell>
        </table:table-row>
        <table:table-row>
          <table:table-cell table:style-name="Table3.A2" office:value-type="string">
            <text:p text:style-name="P1">O(1)</text:p>
          </table:table-cell>
          <table:table-cell table:style-name="Table3.A2" office:value-type="string">
            <text:p text:style-name="P1">O(n)</text:p>
          </table:table-cell>
          <table:table-cell table:style-name="Table3.C2" office:value-type="string">
            <text:p text:style-name="P1">O(n)</text:p>
          </table:table-cell>
        </table:table-row>
      </table:table>
      <text:p text:style-name="P1"/>
      <text:p text:style-name="P1">Space Complexity:O(n)</text:p>
      <text:p text:style-name="P1"/>
      <text:p text:style-name="P1"/>
      <text:p text:style-name="P3">Selection Sort:</text:p>
      <text:p text:style-name="P1">The selection sort algorithm sorts an array by repeatedly finding the minimum element (considering ascending order) <text:bookmark text:name="more-8949"/>from unsorted part and putting it at the beginning. The algorithm maintains two subarrays in a given array.</text:p>
      <text:p text:style-name="P1">1) The subarray which is already sorted.<text:line-break/>2) Remaining subarray which is unsorted.</text:p>
      <text:p text:style-name="P1">In every iteration of selection sort, the minimum element (considering ascending order) from the unsorted subarray is picked and moved to the sorted subarray. </text:p>
      <text:p text:style-name="P1">Following example explains the above steps:</text:p>
      <text:p text:style-name="P1">arr[] = 64 25 12 22 11</text:p>
      <text:p text:style-name="P1"/>
      <text:p text:style-name="P1">// Find the minimum element in arr[0...4]</text:p>
      <text:p text:style-name="P1">// and place it at beginning</text:p>
      <text:p text:style-name="Standard"><text:span text:style-name="Strong_20_Emphasis"><text:span text:style-name="T1">11 </text:span></text:span><text:span text:style-name="T1">25 12 22 64</text:span></text:p>
      <text:p text:style-name="P1"/>
      <text:p text:style-name="P1">// Find the minimum element in arr[1...4]</text:p>
      <text:p text:style-name="P1">// and place it at beginning of arr[1...4]</text:p>
      <text:p text:style-name="Standard"><text:span text:style-name="T1">11 </text:span><text:span text:style-name="Strong_20_Emphasis"><text:span text:style-name="T1">12 </text:span></text:span><text:span text:style-name="T1">25 22 64</text:span></text:p>
      <text:p text:style-name="P1"/>
      <text:p text:style-name="P1">// Find the minimum element in arr[2...4]</text:p>
      <text:p text:style-name="P1">// and place it at beginning of arr[2...4]</text:p>
      <text:p text:style-name="Standard"><text:span text:style-name="T1">11 12 </text:span><text:span text:style-name="Strong_20_Emphasis"><text:span text:style-name="T1">22 </text:span></text:span><text:span text:style-name="T1">25 64</text:span></text:p>
      <text:p text:style-name="P1"/>
      <text:p text:style-name="P1">// Find the minimum element in arr[3...4]</text:p>
      <text:p text:style-name="P1">// and place it at beginning of arr[3...4]</text:p>
      <text:p text:style-name="Standard"><text:span text:style-name="T1">11 12 22 </text:span><text:span text:style-name="Strong_20_Emphasis"><text:span text:style-name="T1">25 </text:span></text:span><text:span text:style-name="T1">64 </text:span></text:p>
      <text:p text:style-name="P1"/>
      <text:p text:style-name="P1"/>
      <text:p text:style-name="P1"/>
      <text:p text:style-name="P1"/>
      <text:p text:style-name="P1"/>
      <text:p text:style-name="P1"/>
      <text:p text:style-name="P1"/>
      <text:p text:style-name="P1"><text:soft-page-break/></text:p>
      <text:p text:style-name="P1">public static int[] selectionSort(int[] array) {</text:p>
      <text:p text:style-name="P1"><text:tab/><text:tab/>int temp = -1;</text:p>
      <text:p text:style-name="P1"><text:tab/><text:tab/>for (int i = 0; i &lt; array.length; i++) {</text:p>
      <text:p text:style-name="P1"><text:tab/><text:tab/><text:tab/>for (int j = i+1; j &lt; array.length; j++) {</text:p>
      <text:p text:style-name="P1"><text:tab/><text:tab/><text:tab/><text:tab/>if (array[j] &lt; array[i]) {</text:p>
      <text:p text:style-name="P1"><text:tab/><text:tab/><text:tab/><text:tab/><text:tab/>temp = array[i];</text:p>
      <text:p text:style-name="P1"><text:tab/><text:tab/><text:tab/><text:tab/><text:tab/>array[i] = array[j];</text:p>
      <text:p text:style-name="P1"><text:tab/><text:tab/><text:tab/><text:tab/><text:tab/>array[j] = temp;</text:p>
      <text:p text:style-name="P1"><text:tab/><text:tab/><text:tab/>}</text:p>
      <text:p text:style-name="P1"><text:tab/><text:tab/>}</text:p>
      <text:p text:style-name="P1"><text:tab/>}</text:p>
      <text:p text:style-name="P1"><text:tab/>return array;</text:p>
      <text:p text:style-name="P1">}</text:p>
      <text:p text:style-name="P1"/>
      <text:p text:style-name="P1"/>
      <text:p text:style-name="P3">Quick Sort array in Java</text:p>
      <text:p text:style-name="P1">Quicksort is a divide and conquer algorithm. It first divides a large list into two smaller sub-lists and then recursively sort the two sub-lists. If we want to sort an array without any extra space, quicksort is a good option. On average, time complexity is O(n log(n)).</text:p>
      <text:p text:style-name="P1"/>
      <text:p text:style-name="P1">The basic step of sorting an array are as follows:</text:p>
      <text:p text:style-name="P1"/>
      <text:p text:style-name="P1">Select a pivot, normally the middle one</text:p>
      <text:p text:style-name="P1">From both ends, swap elements and make left elements &lt; pivot and all right &gt; pivot</text:p>
      <text:p text:style-name="P1">Recursively sort left part and right part</text:p>
      <text:p text:style-name="P1"/>
      <text:p text:style-name="P1">Here is a very good explanation of quicksort.</text:p>
      <text:p text:style-name="P1"/>
      <text:p text:style-name="P1">public static void quickSort(int[] arr, int low, int high) {</text:p>
      <text:p text:style-name="P1"><text:tab/><text:tab/>if (low &gt;= high || high &gt; array.length <text:s/>|| array.length == 0) {</text:p>
      <text:p text:style-name="P1"><text:tab/> <text:s text:c="2"/><text:tab/><text:tab/>return;</text:p>
      <text:p text:style-name="P1"><text:tab/><text:tab/>}</text:p>
      <text:p text:style-name="P1"/>
      <text:p text:style-name="P1"><text:tab/><text:tab/>// pick the pivot</text:p>
      <text:p text:style-name="P1"><text:tab/><text:tab/>int middle = low + (high - low) / 2;</text:p>
      <text:p text:style-name="P1"><text:tab/><text:tab/>int pivot = arr[middle];</text:p>
      <text:p text:style-name="P1"/>
      <text:p text:style-name="P1"><text:tab/><text:tab/>// make left &lt; pivot and right &gt; pivot</text:p>
      <text:p text:style-name="P1"><text:tab/><text:tab/>int i = low, j = high;</text:p>
      <text:p text:style-name="P1"><text:tab/><text:tab/>while (i &lt;= j) {</text:p>
      <text:p text:style-name="P1"><text:tab/><text:tab/><text:tab/>while (arr[i] &lt; pivot) {</text:p>
      <text:p text:style-name="P1"><text:tab/><text:tab/><text:tab/><text:tab/>i++;</text:p>
      <text:p text:style-name="P1"><text:tab/><text:tab/><text:tab/>}</text:p>
      <text:p text:style-name="P1"/>
      <text:p text:style-name="P1"><text:tab/><text:tab/><text:tab/>while (arr[j] &gt; pivot) {</text:p>
      <text:p text:style-name="P1"><text:soft-page-break/><text:tab/><text:tab/><text:tab/><text:tab/>j--;</text:p>
      <text:p text:style-name="P1"><text:tab/><text:tab/><text:tab/>}</text:p>
      <text:p text:style-name="P1"/>
      <text:p text:style-name="P1"><text:tab/><text:tab/><text:tab/>if (i &lt;= j) {</text:p>
      <text:p text:style-name="P1"><text:tab/><text:tab/><text:tab/><text:tab/>int temp = arr[i];</text:p>
      <text:p text:style-name="P1"><text:tab/><text:tab/><text:tab/><text:tab/>arr[i] = arr[j];</text:p>
      <text:p text:style-name="P1"><text:tab/><text:tab/><text:tab/><text:tab/>arr[j] = temp;</text:p>
      <text:p text:style-name="P1"><text:tab/><text:tab/><text:tab/><text:tab/>i++;</text:p>
      <text:p text:style-name="P1"><text:tab/><text:tab/><text:tab/><text:tab/>j--;</text:p>
      <text:p text:style-name="P1"><text:tab/><text:tab/><text:tab/>}</text:p>
      <text:p text:style-name="P1"><text:tab/><text:tab/>}</text:p>
      <text:p text:style-name="P1"/>
      <text:p text:style-name="P1"><text:tab/><text:tab/>// recursively sort two sub parts<text:tab/><text:tab/></text:p>
      <text:p text:style-name="P1"><text:tab/><text:tab/>if (low &lt; j)</text:p>
      <text:p text:style-name="P1"><text:tab/><text:tab/><text:tab/>quickSort(arr, low, j);</text:p>
      <text:p text:style-name="P1"><text:tab/><text:tab/>if (high &gt; i)</text:p>
      <text:p text:style-name="P1"><text:tab/><text:tab/><text:tab/>quickSort(arr, i, high);</text:p>
      <text:p text:style-name="P1"><text:tab/>}</text:p>
      <text:p text:style-name="P1"/>
      <text:p text:style-name="P1">call with quickSort(array, 0, size-1);</text:p>
      <text:p text:style-name="P1"/>
      <text:p text:style-name="P1">TimeComplexity:O(n) OR BigO(n)</text:p>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Best</text:p>
          </table:table-cell>
          <table:table-cell table:style-name="Table4.A1" office:value-type="string">
            <text:p text:style-name="P1">Average </text:p>
          </table:table-cell>
          <table:table-cell table:style-name="Table4.C1" office:value-type="string">
            <text:p text:style-name="P1">Worst</text:p>
          </table:table-cell>
        </table:table-row>
        <table:table-row>
          <table:table-cell table:style-name="Table4.A2" office:value-type="string">
            <text:p text:style-name="P1"/>
          </table:table-cell>
          <table:table-cell table:style-name="Table4.A2" office:value-type="string">
            <text:p text:style-name="P1"/>
          </table:table-cell>
          <table:table-cell table:style-name="Table4.C2" office:value-type="string">
            <text:p text:style-name="P1"/>
          </table:table-cell>
        </table:table-row>
      </table:table>
      <text:p text:style-name="P1"/>
      <text:p text:style-name="P1">Space Complexity:O(n)</text:p>
      <text:p text:style-name="P1"/>
      <text:p text:style-name="P1"/>
      <text:p text:style-name="P1"/>
      <text:p text:style-name="P1">Two Sum </text:p>
      <text:p text:style-name="P1">Given an array of integers, find two numbers such that they add up to a specific target number. </text:p>
      <text:p text:style-name="P1">private static int[] twoSum(int[] array, int target) {</text:p>
      <text:p text:style-name="P1"><text:tab/>int[] indexArray = new int[2];</text:p>
      <text:p text:style-name="P1"><text:tab/>for (int i = 0; i &lt; array.length; i++) {</text:p>
      <text:p text:style-name="P1"><text:tab/> <text:s text:c="3"/>for (int j = 1; j &lt; array.length - 1; j++) {</text:p>
      <text:p text:style-name="P1"><text:tab/><text:tab/>if (array[i] + array[j] == target) {</text:p>
      <text:p text:style-name="P1"><text:tab/><text:tab/> <text:s text:c="3"/>indexArray[0] = array[i];</text:p>
      <text:p text:style-name="P1"><text:tab/><text:tab/> <text:s text:c="3"/>indexArray[1] = array[j];</text:p>
      <text:p text:style-name="P1"><text:tab/><text:tab/>}</text:p>
      <text:p text:style-name="P1"><text:tab/> <text:s text:c="3"/>}</text:p>
      <text:p text:style-name="P1"><text:tab/>}</text:p>
      <text:p text:style-name="P1"><text:tab/>return indexArray;</text:p>
      <text:p text:style-name="P1"><text:s text:c="3"/>}</text:p>
      <text:p text:style-name="P1"/>
      <text:p text:style-name="P1"/>
      <text:p text:style-name="P1"><text:soft-page-break/>Roman to Numeric conversion</text:p>
      <text:p text:style-name="P1">When a letter of smaller value is followed by a letter of larger value, the smaller value is subtracted from the larger value. For example, IV represents 5 - 1, or 4. And MCMXCV is interpreted as M + CM + XC + V, or 1000 + (1000 - 100) + (100 - 10) + 5, which is 1995. In standard Roman numerals, no more than thee consecutive copies of the same letter are used. Following these rules, every number between 1 and 3999 can be represented as a Roman numeral made up of the following one- and two-letter combinations:</text:p>
      <text:p text:style-name="P1"><text:s text:c="5"/>M <text:s text:c="3"/>1000 <text:s text:c="13"/>X <text:s text:c="2"/>10</text:p>
      <text:p text:style-name="P1"><text:s text:c="5"/>CM <text:s text:c="3"/>900 <text:s text:c="12"/>IX <text:s text:c="2"/>9</text:p>
      <text:p text:style-name="P1"><text:s text:c="5"/>D <text:s text:c="4"/>500 <text:s text:c="14"/>V <text:s text:c="3"/>5</text:p>
      <text:p text:style-name="P1"><text:s text:c="5"/>CD <text:s text:c="3"/>400 <text:s text:c="13"/>IV <text:s text:c="2"/>4</text:p>
      <text:p text:style-name="P1"><text:s text:c="5"/>C <text:s text:c="4"/>100 <text:s text:c="15"/>I <text:s text:c="3"/>1</text:p>
      <text:p text:style-name="P1"><text:s text:c="5"/>XC <text:s text:c="4"/>90</text:p>
      <text:p text:style-name="P1"><text:s text:c="5"/>L <text:s text:c="5"/>50</text:p>
      <text:p text:style-name="P1"><text:s text:c="5"/>XL <text:s text:c="4"/>40</text:p>
      <text:p text:style-name="P1"/>
      <text:p text:style-name="P1"><text:s text:c="3"/>private final static HashMap&lt;Character, Integer&gt; ROMAN_MAP = new HashMap&lt;&gt;();;</text:p>
      <text:p text:style-name="P1"/>
      <text:p text:style-name="P1"><text:s text:c="3"/>public RomanToNumeric() {</text:p>
      <text:p text:style-name="P1"><text:tab/>ROMAN_MAP.put('M', 1000);</text:p>
      <text:p text:style-name="P1"><text:tab/>ROMAN_MAP.put('D', 500);<text:tab/></text:p>
      <text:p text:style-name="P1"><text:tab/>ROMAN_MAP.put('C', 100);</text:p>
      <text:p text:style-name="P1"><text:tab/>ROMAN_MAP.put('L', 50);</text:p>
      <text:p text:style-name="P1"><text:tab/>ROMAN_MAP.put('X', 10);</text:p>
      <text:p text:style-name="P1"><text:tab/>ROMAN_MAP.put('V', 5);</text:p>
      <text:p text:style-name="P1"><text:tab/>ROMAN_MAP.put('I', 1);</text:p>
      <text:p text:style-name="P1"><text:tab/>System.out.println("convertRomanToDecimal:"</text:p>
      <text:p text:style-name="P1"><text:tab/><text:tab/>+ convertToArabic("IIXVVIIIVXX") + "");</text:p>
      <text:p text:style-name="P1"><text:s text:c="3"/>}</text:p>
      <text:p text:style-name="P1"/>
      <text:p text:style-name="P1"><text:s text:c="2"/>private static int getRomanNumeralValue(char ch) {</text:p>
      <text:p text:style-name="P1"><text:tab/>if (ROMAN_MAP.containsKey(ch)) {</text:p>
      <text:p text:style-name="P1"><text:tab/> <text:s text:c="3"/>return ROMAN_MAP.get(ch);</text:p>
      <text:p text:style-name="P1"><text:tab/>} else {</text:p>
      <text:p text:style-name="P1"><text:tab/> <text:s text:c="3"/>throw new RuntimeException(</text:p>
      <text:p text:style-name="P1"><text:tab/><text:tab/> <text:s text:c="3"/>"Roman numeral string contains invalid characters " + ch);</text:p>
      <text:p text:style-name="P1"><text:tab/>}</text:p>
      <text:p text:style-name="P1"><text:s text:c="3"/>}</text:p>
      <text:p text:style-name="P1"/>
      <text:p text:style-name="P1"><text:s text:c="3"/>private static int convertToArabic(String romanNumberString) {</text:p>
      <text:p text:style-name="P1"><text:tab/>int romanNumberInt = 0;</text:p>
      <text:p text:style-name="P1"><text:tab/>int lastIndex = romanNumberString.length() - 1;</text:p>
      <text:p text:style-name="P1"><text:tab/>romanNumberInt = getRomanNumeralValue(romanNumberString</text:p>
      <text:p text:style-name="P1"><text:tab/><text:tab/>.charAt(lastIndex));</text:p>
      <text:p text:style-name="P1"><text:tab/>for (int i = 0; i &lt;= lastIndex - 1; i++) {</text:p>
      <text:p text:style-name="P1"><text:tab/> <text:s text:c="3"/>if (getRomanNumeralValue(romanNumberString.charAt(i)) &lt; <text:soft-page-break/>getRomanNumeralValue(romanNumberString</text:p>
      <text:p text:style-name="P1"><text:tab/><text:tab/> <text:s text:c="3"/>.charAt(i + 1))) {</text:p>
      <text:p text:style-name="P1"><text:tab/><text:tab/>romanNumberInt -= getRomanNumeralValue(romanNumberString</text:p>
      <text:p text:style-name="P1"><text:tab/><text:tab/><text:tab/>.charAt(i));</text:p>
      <text:p text:style-name="P1"><text:tab/> <text:s text:c="3"/>} else {</text:p>
      <text:p text:style-name="P1"><text:tab/><text:tab/>romanNumberInt += getRomanNumeralValue(romanNumberString</text:p>
      <text:p text:style-name="P1"><text:tab/><text:tab/><text:tab/>.charAt(i));</text:p>
      <text:p text:style-name="P1"><text:tab/> <text:s text:c="3"/>}</text:p>
      <text:p text:style-name="P1"><text:tab/>}</text:p>
      <text:p text:style-name="P1"><text:tab/>return romanNumberInt;</text:p>
      <text:p text:style-name="P1"><text:s text:c="3"/>}</text:p>
      <text:p text:style-name="P1"/>
      <text:p text:style-name="P1"/>
      <text:p text:style-name="P1"/>
      <text:p text:style-name="P1"/>
      <text:p text:style-name="P1">Stack :</text:p>
      <text:p text:style-name="P1"/>
      <text:p text:style-name="P1">public class Stack&lt;E&gt; {</text:p>
      <text:p text:style-name="P1"><text:s/>private int top = 0;</text:p>
      <text:p text:style-name="P1"><text:s/>private int stackSize = 0;</text:p>
      <text:p text:style-name="P1"><text:s/>private E[] elements;</text:p>
      <text:p text:style-name="P1"/>
      <text:p text:style-name="P1"><text:s/>public Stack(int capacity) {</text:p>
      <text:p text:style-name="P1"><text:s text:c="3"/>stackSize = capacity;</text:p>
      <text:p text:style-name="P1"><text:s text:c="3"/>top = -1;</text:p>
      <text:p text:style-name="P1"><text:s text:c="3"/>elements = (E[]) new Object[stackSize];</text:p>
      <text:p text:style-name="P1"><text:s/>}</text:p>
      <text:p text:style-name="P1"/>
      <text:p text:style-name="P1"><text:s/>public void push(E e) {</text:p>
      <text:p text:style-name="P1"><text:s text:c="3"/>if (top == stackSize) {</text:p>
      <text:p text:style-name="P1"><text:s text:c="5"/>throw new StackException("StackOverFlow. Stack is full");</text:p>
      <text:p text:style-name="P1"><text:s text:c="3"/>}</text:p>
      <text:p text:style-name="P1"><text:s text:c="3"/>elements[++top] = e;</text:p>
      <text:p text:style-name="P1"><text:s/>}</text:p>
      <text:p text:style-name="P1"/>
      <text:p text:style-name="P1"><text:s/>public E pop() {</text:p>
      <text:p text:style-name="P1"><text:s text:c="3"/>if (top == -1) {</text:p>
      <text:p text:style-name="P1"><text:s text:c="5"/>throw new StackException("StackUnderFlow.Stack is empty");</text:p>
      <text:p text:style-name="P1"><text:s text:c="3"/>}</text:p>
      <text:p text:style-name="P1"><text:s text:c="3"/>return elements[top--];</text:p>
      <text:p text:style-name="P1"><text:s/>}</text:p>
      <text:p text:style-name="P1"/>
      <text:p text:style-name="P1"><text:s/>public E peek() {</text:p>
      <text:p text:style-name="P1"><text:s text:c="3"/>if (top == -1) {</text:p>
      <text:p text:style-name="P1"><text:s text:c="5"/>throw new StackException("StackUnderFlow.Stack is empty");</text:p>
      <text:p text:style-name="P1"><text:s text:c="3"/>}</text:p>
      <text:p text:style-name="P1"><text:soft-page-break/><text:s text:c="3"/>return elements[top];</text:p>
      <text:p text:style-name="P1"><text:s/>}</text:p>
      <text:p text:style-name="P1"/>
      <text:p text:style-name="P1"><text:s/>public boolean isEmpty() {</text:p>
      <text:p text:style-name="P1"><text:s text:c="3"/>return top == -1;</text:p>
      <text:p text:style-name="P1"><text:s/>}</text:p>
      <text:p text:style-name="P1"/>
      <text:p text:style-name="P1"><text:s/>@Override</text:p>
      <text:p text:style-name="P1"><text:s/>public String toString() {</text:p>
      <text:p text:style-name="P1"><text:s text:c="3"/>StringBuffer stringBuffer = new StringBuffer("[");</text:p>
      <text:p text:style-name="P1"><text:s text:c="3"/>while (!isEmpty()) {</text:p>
      <text:p text:style-name="P1"><text:s text:c="5"/>stringBuffer.append(pop() + " ");</text:p>
      <text:p text:style-name="P1"><text:s text:c="3"/>}</text:p>
      <text:p text:style-name="P1"><text:s text:c="3"/>stringBuffer.append("]");</text:p>
      <text:p text:style-name="P1"><text:s text:c="3"/>return stringBuffer.toString();</text:p>
      <text:p text:style-name="P1"><text:s/>}</text:p>
      <text:p text:style-name="P1"/>
      <text:p text:style-name="P1"><text:s/>private static final class StackException extends RuntimeException {</text:p>
      <text:p text:style-name="P1"/>
      <text:p text:style-name="P1"><text:s text:c="3"/>private static final long serialVersionUID = 1L;</text:p>
      <text:p text:style-name="P1"/>
      <text:p text:style-name="P1"><text:s text:c="3"/>private String exceptionEessage;</text:p>
      <text:p text:style-name="P1"/>
      <text:p text:style-name="P1"><text:s text:c="3"/>private StackException(String message) {</text:p>
      <text:p text:style-name="P1"><text:s text:c="5"/>exceptionEessage = message;</text:p>
      <text:p text:style-name="P1"><text:s text:c="3"/>}</text:p>
      <text:p text:style-name="P1"/>
      <text:p text:style-name="P1"><text:s/>}</text:p>
      <text:p text:style-name="P1"/>
      <text:p text:style-name="P1">}</text:p>
      <text:p text:style-name="P1"><text:tab/><text:tab/></text:p>
      <text:p text:style-name="P1">Equilibrium index of an array</text:p>
      <text:p text:style-name="P1">Equilibrium index of an array is an index such that the sum of elements at lower indexes is equal to the sum of elements at higher indexes. For example, in an arrya A: <text:bookmark text:name="more-9861"/></text:p>
      <text:p text:style-name="P1">A[0] = -7, A[1] = 1, A[2] = 5, A[3] = 2, A[4] = -4, A[5] = 3, A[6]=0</text:p>
      <text:p text:style-name="P1">3 is an equilibrium index, because:<text:line-break/>A[0] + A[1] + A[2] = A[4] + A[5] + A[6]</text:p>
      <text:p text:style-name="P1">6 is also an equilibrium index, because sum of zero elements is zero, i.e., A[0] + A[1] + A[2] + A[3] + A[4] + A[5]=0</text:p>
      <text:p text:style-name="P1">7 is not an equilibrium index, because it is not a valid index of array A.</text:p>
      <text:p text:style-name="Standard"><text:span text:style-name="T1">Write a function </text:span><text:span text:style-name="Emphasis"><text:span text:style-name="T1">int equilibrium(int[] arr, int n)</text:span></text:span><text:span text:style-name="T1">; that given a sequence arr[] of size n, returns an equilibrium index (if any) or -1 if no equilibrium indexes exist. </text:span></text:p>
      <text:p text:style-name="Standard"><text:span text:style-name="Strong_20_Emphasis"><text:span text:style-name="T1">Method 1 (Simple but inefficient)</text:span></text:span><text:span text:style-name="T1"><text:line-break/>Use two loops. Outer loop iterates through all the element and inner loop finds out whether the current index picked by the outer loop is equilibrium index or not. Time complexity of this solution is O(n^2).</text:span></text:p>
      <text:p text:style-name="P1"><text:soft-page-break/></text:p>
      <text:p text:style-name="P1">public static int getEquilibriumIndex(int[] array) {</text:p>
      <text:p text:style-name="P1"><text:tab/><text:tab/>int sumLeft = 0;</text:p>
      <text:p text:style-name="P1"><text:tab/><text:tab/>int sumRight = 0;</text:p>
      <text:p text:style-name="P1"><text:tab/><text:tab/>for (int i = 0; i &lt; array.length; i++) {</text:p>
      <text:p text:style-name="P1"><text:tab/><text:tab/><text:tab/>sumLeft = 0;</text:p>
      <text:p text:style-name="P1"><text:tab/><text:tab/><text:tab/>sumRight = 0;</text:p>
      <text:p text:style-name="P1"><text:tab/><text:tab/><text:tab/>for (int j = 0; j &lt; i; j++) {</text:p>
      <text:p text:style-name="P1"><text:tab/><text:tab/><text:tab/><text:tab/>sumLeft += array[j];</text:p>
      <text:p text:style-name="P1"><text:tab/><text:tab/><text:tab/>}</text:p>
      <text:p text:style-name="P1"/>
      <text:p text:style-name="P1"><text:tab/><text:tab/><text:tab/>for (int j = i + 1; j &lt; array.length; j++) {</text:p>
      <text:p text:style-name="P1"><text:tab/><text:tab/><text:tab/><text:tab/>sumRight += array[j];</text:p>
      <text:p text:style-name="P1"><text:tab/><text:tab/><text:tab/>}</text:p>
      <text:p text:style-name="P1"/>
      <text:p text:style-name="P1"><text:tab/><text:tab/><text:tab/>if (sumLeft == sumRight) {</text:p>
      <text:p text:style-name="P1"><text:tab/><text:tab/><text:tab/><text:tab/>return i;</text:p>
      <text:p text:style-name="P1"><text:tab/><text:tab/><text:tab/>}</text:p>
      <text:p text:style-name="P1"><text:tab/><text:tab/>}</text:p>
      <text:p text:style-name="P1"><text:tab/><text:tab/>return -1;</text:p>
      <text:p text:style-name="P1">}</text:p>
      <text:p text:style-name="P1"/>
      <text:p text:style-name="Standard"><text:span text:style-name="T1">Time Complexity: O(n^2)<text:line-break/><text:line-break/></text:span><text:span text:style-name="Strong_20_Emphasis"><text:span text:style-name="T1">Method 2 (Tricky and Efficient)</text:span></text:span><text:span text:style-name="T1"><text:line-break/>The idea is to get total sum of array first. Then Iterate through the array and keep updating the left sum which is initialized as zero. In the loop, we can get right sum by subtracting the elements one by one. Thanks to Sambasiva for suggesting this solution and providing code for this.</text:span></text:p>
      <text:p text:style-name="P1">1) Initialize leftsum <text:s/>as 0</text:p>
      <text:p text:style-name="Standard"><text:span text:style-name="T1">2) Get the total sum of the array as </text:span><text:span text:style-name="Emphasis"><text:span text:style-name="T1">sum</text:span></text:span></text:p>
      <text:p text:style-name="P1">3) Iterate through the array and for each index i, do following.</text:p>
      <text:p text:style-name="Standard"><text:span text:style-name="T1"><text:s text:c="4"/>a) <text:s/>Update </text:span><text:span text:style-name="Emphasis"><text:span text:style-name="T1">sum </text:span></text:span><text:span text:style-name="T1">to get the right sum. <text:s/></text:span></text:p>
      <text:p text:style-name="Standard"><text:span text:style-name="T1"><text:s text:c="11"/></text:span><text:span text:style-name="Emphasis"><text:span text:style-name="T1">sum </text:span></text:span><text:span text:style-name="T1">= </text:span><text:span text:style-name="Emphasis"><text:span text:style-name="T1">sum </text:span></text:span><text:span text:style-name="T1">- arr[i] </text:span></text:p>
      <text:p text:style-name="Standard"><text:span text:style-name="T1"><text:s text:c="7"/>// </text:span><text:span text:style-name="Emphasis"><text:span text:style-name="T1">sum </text:span></text:span><text:span text:style-name="T1">is now right sum</text:span></text:p>
      <text:p text:style-name="Standard"><text:span text:style-name="T1"><text:s text:c="4"/>b) If leftsum is equal to </text:span><text:span text:style-name="Emphasis"><text:span text:style-name="T1">sum</text:span></text:span><text:span text:style-name="T1">, then return current index. </text:span></text:p>
      <text:p text:style-name="P1"><text:s text:c="4"/>c) leftsum = leftsum + arr[i] // update leftsum for next iteration.</text:p>
      <text:p text:style-name="P1">4) return -1 // If we come out of loop without returning then</text:p>
      <text:p text:style-name="P1"><text:s text:c="13"/>// there is no equilibrium index</text:p>
      <text:p text:style-name="P1"/>
      <text:p text:style-name="P1">public static int getEquilibriumIndexEfficient(int[] array) {</text:p>
      <text:p text:style-name="P1"><text:tab/><text:tab/>int sum = 0;</text:p>
      <text:p text:style-name="P1"><text:tab/><text:tab/>int sumLeft = 0;</text:p>
      <text:p text:style-name="P1"><text:tab/><text:tab/>for (int i = 0; i &lt; array.length; i++) {</text:p>
      <text:p text:style-name="P1"><text:tab/><text:tab/><text:tab/>sum += array[i];</text:p>
      <text:p text:style-name="P1"><text:tab/><text:tab/>}</text:p>
      <text:p text:style-name="P1"><text:soft-page-break/><text:tab/><text:tab/>for (int i = 0; i &lt; array.length; i++) {</text:p>
      <text:p text:style-name="P1"><text:tab/><text:tab/><text:tab/>sum -= array[i];</text:p>
      <text:p text:style-name="P1"><text:tab/><text:tab/><text:tab/>if (sum == sumLeft) {</text:p>
      <text:p text:style-name="P1"><text:tab/><text:tab/><text:tab/><text:tab/>return i;</text:p>
      <text:p text:style-name="P1"><text:tab/><text:tab/><text:tab/>}</text:p>
      <text:p text:style-name="P1"><text:tab/><text:tab/><text:tab/>sumLeft += array[i];</text:p>
      <text:p text:style-name="P1"><text:tab/><text:tab/>}</text:p>
      <text:p text:style-name="P1"><text:tab/><text:tab/>return -1;</text:p>
      <text:p text:style-name="P1">}</text:p>
      <text:p text:style-name="P1"/>
      <text:p text:style-name="P1"><text:line-break/>Time Complexity: O(n)</text:p>
      <text:p text:style-name="P1">As pointed out by Sameer, we can remove the return statement and add a print statement to print all equilibrium indexes instead of returning only o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3T20:50:29</dc:date>
    <dc:creator>Shailendra </dc:creator>
    <meta:generator>LibreOffice/3.5$Linux_x86 LibreOffice_project/350m1$Build-2</meta:generator>
    <meta:editing-duration>PT10H35M47S</meta:editing-duration>
    <meta:editing-cycles>81</meta:editing-cycles>
    <meta:document-statistic meta:table-count="4" meta:image-count="3" meta:object-count="0" meta:page-count="16" meta:paragraph-count="438" meta:word-count="3006" meta:character-count="17429" meta:non-whitespace-character-count="13892"/>
  </office:meta>
</office:document-meta>
</file>